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Heading_20_1" style:master-page-name="First_20_Page">
      <style:paragraph-properties style:page-number="auto"/>
    </style:style>
    <style:style style:name="P1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9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0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style:writing-mode="lr-tb"/>
    </style:style>
    <style:style style:name="P2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80719280" text:id="ct580719280">
          <text:deletion>
            <office:change-info>
              <dc:creator>Bob Jacobsen</dc:creator>
              <dc:date>2013-01-27T11:54:00</dc:date>
            </office:change-info>
            <text:p text:style-name="Standard">Minimal introductory material, only the stuff that's absolutely needed to understand the Standard.</text:p>
          </text:deletion>
        </text:changed-region>
        <text:changed-region xml:id="ct75570576" text:id="ct75570576">
          <text:insertion>
            <office:change-info>
              <dc:creator>Bob Jacobsen</dc:creator>
              <dc:date>2013-01-27T11:54:00</dc:date>
            </office:change-info>
          </text:insertion>
        </text:changed-region>
        <text:changed-region xml:id="ct75725248" text:id="ct75725248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75703296" text:id="ct75703296">
          <text:deletion>
            <office:change-info>
              <dc:creator>Bob Jacobsen</dc:creator>
              <dc:date>2013-01-27T11:46:00</dc:date>
            </office:change-info>
            <text:p text:style-name="Standard">Any limitations to the area of use of the Standard.</text:p>
          </text:deletion>
        </text:changed-region>
        <text:changed-region xml:id="ct484995616" text:id="ct484995616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580719152" text:id="ct580719152">
          <text:deletion>
            <office:change-info>
              <dc:creator>Bob Jacobsen</dc:creator>
              <dc:date>2013-01-27T11:55:00</dc:date>
            </office:change-info>
            <text:p text:style-name="Standard">Citations to other docs, as needed. </text:p>
          </text:deletion>
        </text:changed-region>
        <text:changed-region xml:id="ct485447312" text:id="ct485447312">
          <text:insertion>
            <office:change-info>
              <dc:creator>Bob Jacobsen</dc:creator>
              <dc:date>2013-01-27T11:55:00</dc:date>
            </office:change-info>
          </text:insertion>
        </text:changed-region>
        <text:changed-region xml:id="ct648261776" text:id="ct648261776">
          <text:deletion>
            <office:change-info>
              <dc:creator>Bob Jacobsen</dc:creator>
              <dc:date>2013-01-27T11:50:00</dc:date>
            </office:change-info>
            <text:h text:style-name="Heading_20_1" text:outline-level="1">Section Title</text:h>
          </text:deletion>
        </text:changed-region>
        <text:changed-region xml:id="ct648261872" text:id="ct648261872">
          <text:insertion>
            <office:change-info>
              <dc:creator>Bob Jacobsen</dc:creator>
              <dc:date>2013-01-27T11:50:00</dc:date>
            </office:change-info>
          </text:insertion>
        </text:changed-region>
        <text:changed-region xml:id="ct484979056" text:id="ct484979056">
          <text:insertion>
            <office:change-info>
              <dc:creator>Bob Jacobsen</dc:creator>
              <dc:date>2013-01-27T11:51:00</dc:date>
            </office:change-info>
          </text:insertion>
        </text:changed-region>
        <text:changed-region xml:id="ct485054080" text:id="ct485054080">
          <text:deletion>
            <office:change-info>
              <dc:creator>Bob Jacobsen</dc:creator>
              <dc:date>2013-01-27T11:47:00</dc:date>
            </office:change-info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4695439137533401724" text:style-name="L1">
              <text:list-item>
                <text:p text:style-name="P1">Lorem ipsum dolor sit amet, consectetur adipiscing elit. </text:p>
              </text:list-item>
            </text:list>
            <text:p text:style-name="Standard">Sed consectetur, ipsum et egestas accumsan, felis erat ornare mauris, sit amet suscipit ante orci sed massa.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485137056" text:id="ct485137056">
          <text:insertion>
            <office:change-info>
              <dc:creator>Bob Jacobsen</dc:creator>
              <dc:date>2013-01-27T11:47:00</dc:date>
            </office:change-info>
          </text:insertion>
        </text:changed-region>
        <text:changed-region xml:id="ct484956224" text:id="ct484956224">
          <text:insertion>
            <office:change-info>
              <dc:creator>Bob Jacobsen</dc:creator>
              <dc:date>2013-01-27T11:59:00</dc:date>
            </office:change-info>
          </text:insertion>
        </text:changed-region>
        <text:changed-region xml:id="ct648299456" text:id="ct648299456">
          <text:insertion>
            <office:change-info>
              <dc:creator>Bob Jacobsen</dc:creator>
              <dc:date>2013-01-27T12:00:00</dc:date>
            </office:change-info>
          </text:insertion>
        </text:changed-region>
        <text:changed-region xml:id="ct648262080" text:id="ct648262080">
          <text:insertion>
            <office:change-info>
              <dc:creator>Bob Jacobsen</dc:creator>
              <dc:date>2013-01-27T12:01:00</dc:date>
            </office:change-info>
          </text:insertion>
        </text:changed-region>
        <text:changed-region xml:id="ct580381872" text:id="ct580381872">
          <text:insertion>
            <office:change-info>
              <dc:creator>Bob Jacobsen</dc:creator>
              <dc:date>2013-01-27T12:00:00</dc:date>
            </office:change-info>
          </text:insertion>
        </text:changed-region>
        <text:changed-region xml:id="ct648178464" text:id="ct648178464">
          <text:insertion>
            <office:change-info>
              <dc:creator>Bob Jacobsen</dc:creator>
              <dc:date>2013-01-27T12:01:00</dc:date>
            </office:change-info>
          </text:insertion>
        </text:changed-region>
        <text:changed-region xml:id="ct580158000" text:id="ct580158000">
          <text:insertion>
            <office:change-info>
              <dc:creator>Bob Jacobsen</dc:creator>
              <dc:date>2013-01-27T11:51:00</dc:date>
            </office:change-info>
          </text:insertion>
        </text:changed-region>
        <text:changed-region xml:id="ct485024752" text:id="ct485024752">
          <text:insertion>
            <office:change-info>
              <dc:creator>Bob Jacobsen</dc:creator>
              <dc:date>2013-01-27T11:52:00</dc:date>
            </office:change-info>
          </text:insertion>
        </text:changed-region>
        <text:changed-region xml:id="ct485053296" text:id="ct485053296">
          <text:insertion>
            <office:change-info>
              <dc:creator>Bob Jacobsen</dc:creator>
              <dc:date>2013-01-27T12:1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Introduction (Informative)</text:h>
      <text:p text:style-name="Standard"><text:change text:change-id="ct580719280"/><text:change-start text:change-id="ct75570576"/>The OpenLCB suite of protocols can be used on multiple physical transports; this document describes the specifics that relate to using a CAN bus segment as a transport layer. The CAN protocol is frame based, so OpenLCB messages on a CAN bus segment are expressed as frames. This specification defines unique headers to prevent CAN arbitration errors and frame loss, and to provide message traceability, node addressing and priority management.<text:change-end text:change-id="ct75570576"/></text:p>
      <text:h text:style-name="Heading_20_1" text:outline-level="1">Intended Use (Informative)</text:h>
      <text:p text:style-name="Standard"><text:change-start text:change-id="ct75725248"/>This Standard is intended for use whenever OpenLCB nodes are communicating over a reliable byte-stream link, e.g. a TCP/IP connection. It is not intended to cover OpenLCB communications over other types of communications links.<text:change-end text:change-id="ct75725248"/><text:change text:change-id="ct75703296"/></text:p>
      <text:h text:style-name="Heading_20_1" text:outline-level="1">References and Context (Normative)</text:h>
      <text:p text:style-name="Standard"><text:change-start text:change-id="ct484995616"/>In this document, the term "OpenLCB-TCP" refers to details of OpenLCB nodes that are specific to using a TCP transport, as opposed to generic OpenLCB protocol or OpenLCB using other transports.</text:p>
      <text:p text:style-name="Standard">This specification should be interpreted in the the context of the following OpenLCB Standards:</text:p>
      <text:list xml:id="list1201354330225507374" text:style-name="L2">
        <text:list-item>
          <text:p text:style-name="P13">The OpenLCB Unique Identifiers Standard, which specifies the mechanism(s) for providing a unique identifier for each node</text:p>
        </text:list-item>
      </text:list>
      <text:p text:style-name="Standard"><text:change-end text:change-id="ct484995616"/><text:change text:change-id="ct580719152"/><text:change-start text:change-id="ct485447312"/>Each OpenLCB node (independent of transport layer in use) shall have a unique identifier. <text:s/>When using a CAN bus transport, that identifier shall be used as its node identifier (NodeID).<text:change-end text:change-id="ct485447312"/></text:p>
      <text:p text:style-name="Standard">For more information on format and presentation, see: </text:p>
      <text:list xml:id="list8206789851412472261" text:style-name="L3">
        <text:list-item>
          <text:p text:style-name="P14">OpenLCB Common Information Technical Note</text:p>
        </text:list-item>
      </text:list>
      <text:h text:style-name="Heading_20_1" text:outline-level="1"><text:change text:change-id="ct648261776"/><text:change-start text:change-id="ct648261872"/>Message Format<text:change-end text:change-id="ct648261872"/><text:change-start text:change-id="ct484979056"/> (Normative)<text:change-end text:change-id="ct484979056"/></text:h>
      <text:p text:style-name="Standard"><text:change text:change-id="ct485054080"/><text:change-start text:change-id="ct485137056"/>Individual messages are preceded by a preamble that contains: </text:p>
      <text:list xml:id="list4030167416342723615" text:style-name="L4">
        <text:list-item>
          <text:p text:style-name="P15">Flags - 16 bit quantity. </text:p>
          <text:list>
            <text:list-item>
              <text:p text:style-name="P15">The most significant bit indicates whether the remaining message is a common OpenLCB message (1) or a link control message (0). </text:p>
              <text:list>
                <text:list-item>
                  <text:p text:style-name="P15"><text:soft-page-break/>The 2nd most significant bit is a chaining bit, indicating that another header is contained within this one. </text:p>
                </text:list-item>
                <text:list-item>
                  <text:p text:style-name="P15">The next 2 bits, the rest of the upper nibble of the flags, are reserved. They should be sent as zero and checked as zero on receipt. </text:p>
                </text:list-item>
                <text:list-item>
                  <text:p text:style-name="P15">The lower 12 bits are reserved. <text:s/>They are to be sent as zero on <text:span text:style-name="T4">and ignored upon receipt. </text:span></text:p>
                </text:list-item>
              </text:list>
            </text:list-item>
          </text:list>
        </text:list-item>
        <text:list-item>
          <text:p text:style-name="P15">Number of bytes in rest of message, a 24-bit quantity. This includes both the rest of the prefix and the actual message content.</text:p>
        </text:list-item>
        <text:list-item>
          <text:p text:style-name="P15">Originating node/gateway Node ID – the Node ID of the node or gateway that sent/forwarded this message onto the link. May or may not be the original source of the message.</text:p>
        </text:list-item>
        <text:list-item>
          <text:p text:style-name="P15">Message capture time at originating gateway - a 48-bit number of monotonic milliseconds since the connection was created or some arbitrary time before; no time synchronization with other nodes implied; no precision required, only monotonicity; could have been a sequence number <text:change-end text:change-id="ct485137056"/><text:change-start text:change-id="ct484956224"/></text:p>
        </text:list-item>
      </text:list>
      <text:p text:style-name="Standard"><text:change-end text:change-id="ct484956224"/><text:change-start text:change-id="ct648299456"/>The message itself is sent in the order:</text:p>
      <text:list xml:id="list2152062696332330372" text:style-name="L5">
        <text:list-item>
          <text:p text:style-name="P16">MTI – 16 bits total.</text:p>
        </text:list-item>
        <text:list-item>
          <text:p text:style-name="P16">Source Node ID – the full node ID of the node originating the message</text:p>
        </text:list-item>
        <text:list-item>
          <text:p text:style-name="P16">Destination Node ID (if indicated by the MTI) <text:change-end text:change-id="ct648299456"/><text:change-start text:change-id="ct648262080"/>–<text:change-end text:change-id="ct648262080"/><text:change-start text:change-id="ct580381872"/> the<text:change-end text:change-id="ct580381872"/><text:change-start text:change-id="ct648178464"/> full node ID of the destination node</text:p>
        </text:list-item>
        <text:list-item>
          <text:p text:style-name="P16">Event ID (if indicated by the MTI) – an Event ID</text:p>
        </text:list-item>
        <text:list-item>
          <text:p text:style-name="P16">Other content – in byte order<text:change-end text:change-id="ct648178464"/><text:change-start text:change-id="ct580158000"/></text:p>
        </text:list-item>
      </text:list>
      <text:h text:style-name="Heading_20_1" text:outline-level="1">States</text:h>
      <text:h text:style-name="Heading_20_1" text:outline-level="1">Interactions</text:h>
      <text:p text:style-name="Standard">A node transmits a message to another node across a TCP link by first sending a prefix, then the message.</text:p>
      <text:p text:style-name="Standard">If the node is forwarding a message that was received across another TCP link, it includes all prefixes received with the message. <text:s/>The transmission is then the newest prefix, all prefix prefixes in reverse time order, <text:span text:style-name="T4">and then the OpenLCB message.</text:span></text:p>
      <text:h text:style-name="Heading_20_1" text:outline-level="1"><text:soft-page-break/>TCP-specific Link Control Transmissions and Interactions (Normative)</text:h>
      <text:h text:style-name="Heading_20_2" text:outline-level="2"><text:change-end text:change-id="ct580158000"/><text:change-start text:change-id="ct485024752"/>Format</text:h>
      <text:h text:style-name="Heading_20_2" text:outline-level="2">States</text:h>
      <text:h text:style-name="Heading_20_2" text:outline-level="2">Interactions</text:h>
      <text:p text:style-name="Standard"><text:change-end text:change-id="ct485024752"/><text:change-start text:change-id="ct485053296"/></text:p>
      <text:p text:style-name="P9"><text:change-end text:change-id="ct48505329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<text:s/>1 Introduction (Informative)<text:tab/>1</text:p>
          <text:p text:style-name="P11"><text:s/>2 Intended Use (Informative)<text:tab/>1</text:p>
          <text:p text:style-name="P11"><text:s/>3 References and Context (Normative)<text:tab/>1</text:p>
          <text:p text:style-name="P11"><text:s/>4 Message Format (Normative)<text:tab/>1</text:p>
          <text:p text:style-name="P11"><text:s/>5 States<text:tab/>2</text:p>
          <text:p text:style-name="P11"><text:s/>6 Interactions<text:tab/>2</text:p>
          <text:p text:style-name="P11"><text:s/>7 TCP-specific Link Control Transmissions and Interactions (Normative)<text:tab/>3</text:p>
          <text:p text:style-name="P10"><text:s/>7.1 Format<text:tab/>3</text:p>
          <text:p text:style-name="P10"><text:s/>7.2 States<text:tab/>3</text:p>
          <text:p text:style-name="P10"><text:s/>7.3 Interactions<text:tab/>3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609729840" text:id="ct609729840">
            <text:deletion>
              <office:change-info>
                <dc:creator>Bob Jacobsen</dc:creator>
                <dc:date>2013-01-27T11:53:00</dc:date>
              </office:change-info>
              <text:p text:style-name="MP1">Praesent Gravida</text:p>
            </text:deletion>
          </text:changed-region>
          <text:changed-region xml:id="ct609729984" text:id="ct609729984">
            <text:insertion>
              <office:change-info>
                <dc:creator>Bob Jacobsen</dc:creator>
                <dc:date>2013-01-27T11:53:00</dc:date>
              </office:change-info>
            </text:insertion>
          </text:changed-region>
          <text:changed-region xml:id="ct609730080" text:id="ct609730080">
            <text:insertion>
              <office:change-info>
                <dc:creator>Bob Jacobsen</dc:creator>
                <dc:date>2013-01-27T11:54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<text:change text:change-id="ct609729840"/><text:change-start text:change-id="ct609729984"/>OpenLCB<text:change-end text:change-id="ct609729984"/><text:change-start text:change-id="ct609730080"/>-TCP Segment Transfer<text:change-end text:change-id="ct609730080"/> Standard</text:p>
      </style:header>
      <style:footer>
        <text:tracked-changes>
          <text:changed-region xml:id="ct609722720" text:id="ct60972272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609734640" text:id="ct609734640">
            <text:insertion>
              <office:change-info>
                <dc:creator>Bob Jacobsen</dc:creator>
                <dc:date>2013-01-27T12:22:00</dc:date>
              </office:change-info>
            </text:insertion>
          </text:changed-region>
          <text:changed-region xml:id="ct485110512" text:id="ct485110512">
            <text:deletion>
              <office:change-info>
                <dc:creator>Bob Jacobsen</dc:creator>
                <dc:date>2013-02-06T22:30:00</dc:date>
              </office:change-info>
              <text:p text:style-name="MP4"><text:span text:style-name="Page_20_Number"><text:span text:style-name="MT2"><text:date style:data-style-name="N116" text:date-value="2013-02-06T22:30:55">2/6/2013</text:date></text:span></text:span></text:p>
            </text:deletion>
          </text:changed-region>
          <text:changed-region xml:id="ct610222304" text:id="ct610222304">
            <text:insertion>
              <office:change-info>
                <dc:creator>Bob Jacobsen</dc:creator>
                <dc:date>2013-02-06T22:30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609722720"/><text:change-start text:change-id="ct609734640"/><text:span text:style-name="Page_20_Number"><text:span text:style-name="MT2">3</text:span></text:span><text:change-end text:change-id="ct60973464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4</text:page-count></text:span></text:span><text:span text:style-name="Page_20_Number"><text:span text:style-name="MT2"> - </text:span></text:span><text:change text:change-id="ct485110512"/><text:change-start text:change-id="ct610222304"/><text:span text:style-name="Page_20_Number"><text:span text:style-name="MT2"><text:date style:data-style-name="N75" text:date-value="2013-02-06T22:30:55">Feb 6, 2013</text:date></text:span></text:span><text:change-end text:change-id="ct610222304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512599888" text:id="ct512599888">
            <text:deletion>
              <office:change-info>
                <dc:creator>Bob Jacobsen</dc:creator>
                <dc:date>2013-01-27T11:53:00</dc:date>
              </office:change-info>
              <text:p text:style-name="MP7">(title)</text:p>
            </text:deletion>
          </text:changed-region>
          <text:changed-region xml:id="ct77434432" text:id="ct77434432">
            <text:insertion>
              <office:change-info>
                <dc:creator>Bob Jacobsen</dc:creator>
                <dc:date>2013-01-27T11:53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12599888"/><text:change-start text:change-id="ct77434432"/>OpenLCB-TCP Segment Transfer<text:change-end text:change-id="ct7743443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06T22:30:55">Feb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80327344" text:id="ct580327344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648522160" text:id="ct648522160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485473824" text:id="ct485473824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  <text:changed-region xml:id="ct485068112" text:id="ct485068112">
            <text:insertion>
              <office:change-info>
                <dc:creator>Bob Jacobsen</dc:creator>
                <dc:date>2013-01-27T12:22:00</dc:date>
              </office:change-info>
            </text:insertion>
          </text:changed-region>
        </text:tracked-changes>
        <text:p text:style-name="Text_20_body"><text:span text:style-name="Page_20_Number"><text:span text:style-name="MT2">Copyright </text:span></text:span><text:change text:change-id="ct580327344"/><text:change-start text:change-id="ct648522160"/><text:span text:style-name="Page_20_Number"><text:span text:style-name="MT2">2</text:span></text:span><text:change-end text:change-id="ct648522160"/><text:span text:style-name="Page_20_Number"><text:span text:style-name="MT2">01</text:span></text:span><text:change text:change-id="ct485473824"/><text:change-start text:change-id="ct485068112"/><text:span text:style-name="Page_20_Number"><text:span text:style-name="MT2">3</text:span></text:span><text:change-end text:change-id="ct48506811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4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2-06T22:30:55">2/6/2013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7</meta:editing-cycles>
    <meta:editing-duration>PT12H26M7S</meta:editing-duration>
    <meta:generator>OpenOffice.org/3.4.1$Unix OpenOffice.org_project/341m1$Build-9593</meta:generator>
    <dc:date>2013-02-06T22:30:54</dc:date>
    <dc:creator>Bob Jacobsen</dc:creator>
    <meta:document-statistic meta:table-count="1" meta:image-count="1" meta:object-count="0" meta:page-count="4" meta:paragraph-count="76" meta:word-count="938" meta:character-count="5997"/>
    <meta:user-defined meta:name="Info 1"/>
    <meta:user-defined meta:name="Info 2"/>
    <meta:user-defined meta:name="Info 3"/>
    <meta:user-defined meta:name="Info 4"/>
  </office:meta>
</office:document-meta>
</file>